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.getOrder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Require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Shippe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Order( Customer customer , Date orderDate , Date requiredDate ,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.getOrder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Comments( String 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ShippedDate( Date shippe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RequiredDate( Date require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OrderDate( Date order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Order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OrderDetails( Set &lt; OrderDetail &gt; order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der.Order( Customer customer , Date orderDate , Date requiredDate , Date shippedDate , String status , String comments , Set &lt; OrderDetail &gt; order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der.setOrderNumber( Integer order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Custo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Customer( Customer custo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